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424b" officeooo:paragraph-rsid="0005424b"/>
    </style:style>
    <style:style style:name="P2" style:family="paragraph" style:parent-style-name="Standard">
      <style:text-properties officeooo:rsid="0005424b" officeooo:paragraph-rsid="0005424b"/>
    </style:style>
    <style:style style:name="T1" style:family="text">
      <style:text-properties fo:background-color="#ffff00" loext:char-shading-value="0"/>
    </style:style>
    <style:style style:name="T2" style:family="text">
      <style:text-properties officeooo:rsid="000f73cd" fo:background-color="#ffff00" loext:char-shading-value="0"/>
    </style:style>
    <style:style style:name="T3" style:family="text">
      <style:text-properties officeooo:rsid="000f73cd"/>
    </style:style>
    <style:style style:name="T4" style:family="text">
      <style:text-properties officeooo:rsid="00103d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enos días/tardes: </text:p>
      <text:p text:style-name="P1">El Ayuntamiento de Huétor Vega <text:s/>está llevando a cabo un proyecto para crear un Plan de conciliación de la vida personal, laboral y familiar. Para ello se están realizando entrevistas a personas seleccionadas al azar, residentes en Huétor Vega. La entrevista es completamente anónima. Por favor señale con una cruz su respuesta y recuerde que no existen contestaciones buenas o malas. Nos interesa conocer su opinión y le agradecemos su colaboración. </text:p>
      <text:p text:style-name="P1"/>
      <text:p text:style-name="P1"/>
      <text:p text:style-name="P1"><text:bookmark-start text:name="__DdeLink__376_1009993466"/>S10.1 ¿En qué provincia reside habitualmente usted? (Desplegable de todos municipios de España, en el que esté por defecto Granada).<text:bookmark-end text:name="__DdeLink__376_1009993466"/></text:p>
      <text:p text:style-name="P1"/>
      <text:p text:style-name="P1">S10.2.- ¿En qué municipio reside habitualmente usted? (Desplegable de los municipios de Granada, en el que esté por defecto Huétor Vega).</text:p>
      <text:p text:style-name="P1"/>
      <text:p text:style-name="P1">P1.- ¿Podría decirme en qué medida se siente Ud. satisfecho/a con su vida en general? Para responder utilice una escala de 0 a 10 donde el 0 significa que está “completamente insatisfecho/a” y el 10 que está “completamente satisfecho/a”.</text:p>
      <text:p text:style-name="P1"/>
      <text:p text:style-name="P1">P2.- Y, ¿en qué medida se siente Ud. satisfecho/a con cada uno de los siguientes aspectos?</text:p>
      <text:p text:style-name="P1">P2.1.- Su situación laboral (trabajar, estudiar, ser jubilado/a, estar parado/a, dedicarse al trabajo doméstico, etc.)</text:p>
      <text:p text:style-name="P1">P2.2.-Su vida familiar o relaciones familiares</text:p>
      <text:p text:style-name="P1">P2.3.-Su situación económica</text:p>
      <text:p text:style-name="P1">P2.4.-El trabajo que realiza/realizaba</text:p>
      <text:p text:style-name="P1">P2.5.-Sus amigos/as</text:p>
      <text:p text:style-name="P1">P2.6.-Su relación de pareja<text:tab/></text:p>
      <text:p text:style-name="P1">P2.7.- El tiempo libre del que dispone</text:p>
      <text:p text:style-name="P1"/>
      <text:p text:style-name="P1">P3.- En caso de que uno de los dos miembros de la pareja tenga que trabajar menos de forma remunerada, para ocuparse de las tareas del hogar y el cuidado de los hijos/as o familiares dependientes, ¿quién cree que debería ser? </text:p>
      <text:p text:style-name="P1">- El hombre <text:s/>(1)</text:p>
      <text:p text:style-name="P1">- La mujer <text:s/>(2)</text:p>
      <text:p text:style-name="P1">- Cualquiera de ellos, depende de otros factores (quién gane menos, tenga un trabajo más precario) <text:s/>(3)</text:p>
      <text:p text:style-name="P1"/>
      <text:p text:style-name="P1">P4.- Piense ahora en una pareja con un/a hijo/a menor de 3 años en la que ambos tienen las mismas oportunidades y/o condiciones laborales. ¿Cuál de las siguientes es, en su opinión, la mejor forma de organizar su vida familiar y laboral?</text:p>
      <text:p text:style-name="P1">- La madre en casa y el padre trabaja la jornada completa(1)<text:tab/> </text:p>
      <text:p text:style-name="P1">- La madre trabaja a tiempo parcial y el padre a jornada completa <text:s/>(2)</text:p>
      <text:p text:style-name="P1">- Ambos, la madre y el padre, trabajan la jornada completa (3) <text:s text:c="5"/></text:p>
      <text:p text:style-name="P1">- Ambos, la madre y el padre, trabajan a tiempo parcial<text:tab/> (4)</text:p>
      <text:p text:style-name="P1">- El padre trabaja a tiempo parcial y la madre la jornada completa (5) </text:p>
      <text:p text:style-name="P1">- El padre en casa y la madre trabaja la jornada completa (6) <text:s text:c="5"/></text:p>
      <text:p text:style-name="P1"/>
      <text:p text:style-name="P1">P5.- Si tanto el padre como la madre trabajan, ¿cuál de las siguientes opciones cree que es mejor para el/la niño/a (menor de 3 años).</text:p>
      <text:p text:style-name="P1">- Que vaya a una escuela infantil (1)</text:p>
      <text:p text:style-name="P1">- Que lo cuide una persona remunerada (2)</text:p>
      <text:p text:style-name="P1">- Que lo cuiden los/as abuelos/as u otros familiares (3)</text:p>
      <text:p text:style-name="P1"/>
      <text:p text:style-name="P1"><text:soft-page-break/>P6.- Piense ahora en las personas que, debido a tener una edad avanzada, una discapacidad o una enfermedad crónica, no pueden realizar sin ayuda actividades básicas de la vida cotidiana tales como ir al baño, ducharse o vestirse. ¿Cuál de las siguientes opciones considera Ud. mejor para organizar el cuidado de estas personas dependientes?</text:p>
      <text:p text:style-name="P1">- Vivir en un centro o residencia (1)</text:p>
      <text:p text:style-name="P1">- Vivir con alguien de la familia (2)</text:p>
      <text:p text:style-name="P1">- Vivir con un/a cuidador/a (persona remunerada) (3)</text:p>
      <text:p text:style-name="P1"/>
      <text:p text:style-name="P1">P7.- ¿Cuántas horas a la semana le dedica Ud., personalmente, a las tareas domésticas, sin incluir el cuidado de los/as hijos/as ni actividades de ocio?</text:p>
      <text:p text:style-name="P1">N° de horas: </text:p>
      <text:p text:style-name="P1"/>
      <text:p text:style-name="P1">P8.- <text:s/>Y, aproximadamente, ¿cuántas horas a la 'semana dedica Ud. Al cuidado de algún miembro de la familia (p. ej. niños, ancianos o personas con discapacidad?</text:p>
      <text:p text:style-name="P1">N° de horas: </text:p>
      <text:p text:style-name="P1"/>
      <text:p text:style-name="P1">P9.- ¿En cuál de las siguientes situaciones se encuentra Ud. en la actualidad?</text:p>
      <text:p text:style-name="P1">- Tiene cónyuge o pareja y comparten la misma vivienda .. (1) <text:s/>Pasar a P9a, P9b y P9c</text:p>
      <text:p text:style-name="P1">- Tiene cónyuge o pareja, pero no comparten la misma vivienda (2) ..</text:p>
      <text:p text:style-name="P1">- No tiene cónyuge ni pareja (3)</text:p>
      <text:p text:style-name="P1"/>
      <text:p text:style-name="P1">P9a.- <text:s/>Aproximadamente, ¿cuántas horas a la semana dedica su cónyuge/pareja a las tareas domésticas, sin incluir el cuidado de los/as hijos/as ni actividades de ocio?</text:p>
      <text:p text:style-name="P1">N° de horas:</text:p>
      <text:p text:style-name="P1"/>
      <text:p text:style-name="P1">P9b.- Y, aproximadamente, ¿cuántas horas a la semana dedica su cónyuge/pareja al cuidado de algún miembro de la familia (p. ej. niños, ancianos o personas con discapacidad)?</text:p>
      <text:p text:style-name="P1">N° de horas:</text:p>
      <text:p text:style-name="P1"/>
      <text:p text:style-name="P1">P.9c.- ¿Cuál de las frases siguientes describe mejor la forma en que se reparten las tareas domésticas Ud. y su cónyuge/pareja?</text:p>
      <text:p text:style-name="P1">- Ud. hace mucho menos de lo que le corresponde (1)</text:p>
      <text:p text:style-name="P1">- Ud. hace algo menos de lo que le corresponde (2)</text:p>
      <text:p text:style-name="P1">- Ud. hace más o menos lo que le corresponde (3) </text:p>
      <text:p text:style-name="P1">- Ud. hace algo más de lo que le corresponde (4)</text:p>
      <text:p text:style-name="P1">- Ud. hace mucho más de lo que le corresponde (5)</text:p>
      <text:p text:style-name="P1"/>
      <text:p text:style-name="P1">P10.- ¿Cuál es su situación laboral?</text:p>
      <text:p text:style-name="P1">- Trabajando (incluya si está de baja)<text:tab/> (1) Pasar a T10a</text:p>
      <text:p text:style-name="P1">- Jubilado/a o pen<text:bookmark-start text:name="__DdeLink__413_800300094"/>sionista (anteriormente ha trabajado)<text:bookmark-end text:name="__DdeLink__413_800300094"/> <text:tab/>(2) Pasar a J10a</text:p>
      <text:p text:style-name="P1">- Jubilado/a o pensionista (anteriormente no ha trabajado) (3) Pasar a J10a<text:tab/></text:p>
      <text:p text:style-name="P1">- <text:bookmark-start text:name="__DdeLink__415_800300094"/>Desempleado, busca primer empleo<text:bookmark-end text:name="__DdeLink__415_800300094"/><text:tab/>(4) Pasar a D10a<text:tab/></text:p>
      <text:p text:style-name="P1">- <text:bookmark-start text:name="__DdeLink__417_800300094"/>Desempleado, ha trabajado antes<text:bookmark-end text:name="__DdeLink__417_800300094"/> (5) Pasar a D10a<text:tab/><text:tab/></text:p>
      <text:p text:style-name="P1">- Estudiante (6) Pasar a D10a<text:tab/><text:tab/><text:tab/></text:p>
      <text:p text:style-name="P1">- Ama de casa (7) Pasar a D10a</text:p>
      <text:p text:style-name="P1">- Otra (¿Cúal? (8)<text:tab/><text:tab/><text:tab/><text:tab/><text:tab/><text:tab/></text:p>
      <text:p text:style-name="P1"/>
      <text:p text:style-name="P1">T10a.- ¿Con qué frecuencia ha experimentado Ud., durante los últimos tres meses, algunas de las situaciones que se describen a continuación? </text:p>
      <text:p text:style-name="P1">- Varias veces a la semana (1)</text:p>
      <text:p text:style-name="P1">- Varias veces al mes (2)</text:p>
      <text:p text:style-name="P1">- Varias veces al año (3) </text:p>
      <text:p text:style-name="P1"><text:soft-page-break/>- Nunca (4)</text:p>
      <text:p text:style-name="P1"/>
      <text:p text:style-name="P1">T10a.1.-Ha vuelto del trabajo demasiado cansada/o para hacer las tareas de la casa.</text:p>
      <text:p text:style-name="P1">T10.2.- <text:bookmark-start text:name="__DdeLink__397_800300094"/>Le ha resultado difícil cumplir con sus responsabilidades familiares, debido al tiempo que había dedica do a su trabajo (remunerado).<text:bookmark-end text:name="__DdeLink__397_800300094"/></text:p>
      <text:p text:style-name="P1">T10a.3.- <text:bookmark-start text:name="__DdeLink__399_800300094"/>Ha llegado al trabajo demasiado cansada/o por haber tenido que hacer las tareas de la casa.<text:bookmark-end text:name="__DdeLink__399_800300094"/></text:p>
      <text:p text:style-name="P1">T10a.4.- <text:bookmark-start text:name="__DdeLink__401_800300094"/>Ha tenido dificultades para concentrarse en su trabajo, debido a sus responsabilidades familiares.<text:bookmark-end text:name="__DdeLink__401_800300094"/></text:p>
      <text:p text:style-name="P1">T10a.5.- <text:bookmark-start text:name="__DdeLink__403_800300094"/>Le ha resultado difícil poder realizar sus aficiones, (deporte, cine, lectura, quedar con amigos/as…) debido al tiempo que había dedicado a su trabajo o responsabilidades familiares<text:bookmark-end text:name="__DdeLink__403_800300094"/></text:p>
      <text:p text:style-name="P1"/>
      <text:p text:style-name="P1">T10b.- <text:bookmark-start text:name="__DdeLink__405_800300094"/>¿Qué tipo de jornada laboral tiene?<text:bookmark-end text:name="__DdeLink__405_800300094"/></text:p>
      <text:p text:style-name="P1">- Jornada completa continua (1)</text:p>
      <text:p text:style-name="P1">- Jornada completa partida (2)</text:p>
      <text:p text:style-name="P1">- Jornada completa reducida (3)</text:p>
      <text:p text:style-name="P1">- Jornada parcial (4)</text:p>
      <text:p text:style-name="P1">- Otra (¿cúal)</text:p>
      <text:p text:style-name="P1"/>
      <text:p text:style-name="P1">T10c.- <text:bookmark-start text:name="__DdeLink__407_800300094"/>¿Qué tipo de trabajo tiene?<text:bookmark-end text:name="__DdeLink__407_800300094"/></text:p>
      <text:p text:style-name="P1">- Por cuenta ajena (1)</text:p>
      <text:p text:style-name="P1">- Por cuenta propia (sin asalariados a su cargo) (2)</text:p>
      <text:p text:style-name="P1">- Por cuenta propia (con uno o más asalariados a su cargo) (3)</text:p>
      <text:p text:style-name="P1"/>
      <text:p text:style-name="P1">T10d.- <text:bookmark-start text:name="__DdeLink__409_800300094"/>¿Su empresa u organización proporciona a los /as trabajadores/as algunas de las siguientes medidas?<text:bookmark-end text:name="__DdeLink__409_800300094"/></text:p>
      <text:p text:style-name="P1">- Si (1)</text:p>
      <text:p text:style-name="P1">- No (2)</text:p>
      <text:p text:style-name="P1"/>
      <text:p text:style-name="P1"><text:bookmark-start text:name="__DdeLink__411_800300094"/>T10d1.- Ayudas para la vivienda</text:p>
      <text:p text:style-name="P1">T10d2.- Planes de pensiones o complementos de pensiones</text:p>
      <text:p text:style-name="P1">T10d3.- Ayudas para la formación (disposición de días, flexibilidad horaria, ayudas económicas…)</text:p>
      <text:p text:style-name="P1">T10d4.- Comedor para empleados/as o ayudas para manutención</text:p>
      <text:p text:style-name="P1">T10d5.- Ayudas de transporte</text:p>
      <text:p text:style-name="P1">T10d6.- Ayudas para gastos en área de salud</text:p>
      <text:p text:style-name="P1">T10d7.- Ayudas para enseñanza de hijos/as o familiares</text:p>
      <text:p text:style-name="P1">T10d8.- Guarderías o ayudas para guarderías</text:p>
      <text:p text:style-name="P1">T10d9.- Ofertas de ocio</text:p>
      <text:p text:style-name="P1">T10d10.- Flexibilidad horaria</text:p>
      <text:p text:style-name="P1">T10d11.- Algún otro tipo de servicio social. ¿Cuál? (Abrir cuadro de texto)<text:bookmark-end text:name="__DdeLink__411_800300094"/></text:p>
      <text:p text:style-name="P1"/>
      <text:p text:style-name="P1">D1<text:span text:style-name="T3">0a</text:span>.<text:tab/>Pensando en las cuatro últimas semanas, ¿ha tratado de encontrar algún empleo? </text:p>
      <text:p text:style-name="P1">- Sí (1) </text:p>
      <text:p text:style-name="P1">- No (2) <text:span text:style-name="T1">Pasar a T1a </text:span><text:span text:style-name="T2">Es la D1a1.1</text:span></text:p>
      <text:p text:style-name="P1">99<text:tab/>- No sabe o no contesta </text:p>
      <text:p text:style-name="P1"/>
      <text:p text:style-name="P1">D<text:span text:style-name="T4">10a2</text:span>. ¿Cuál es el PRINCIPAL MOTIVO por el que no ha tratado de buscar empleo en las últimas semanas?</text:p>
      <text:p text:style-name="P1">- Cree que no lo va a encontrar (1)</text:p>
      <text:p text:style-name="P1">- Está afectado por una regulación de empleo (2)</text:p>
      <text:p text:style-name="P1">- Por enfermedad o incapacidad propia (3)</text:p>
      <text:p text:style-name="P1">- Cuidado de hijos/as o personas dependientes (3) (Pasar a pregunta T1aa)</text:p>
      <text:p text:style-name="P1">- Tiene otras responsabilidades familiares o personales (4) (Pasar a preguntaT1aa)</text:p>
      <text:p text:style-name="P1"><text:soft-page-break/>- Está cursando estudios o recibiendo formación o bien pretende comenzarlos (5)</text:p>
      <text:p text:style-name="P1">- No tiene necesidades económicas (6)</text:p>
      <text:p text:style-name="P1">- Estoy pensando/desarrollando una idea para establecerme por mi cuenta/emprender (7)</text:p>
      <text:p text:style-name="P1">- Porque se ha quedado en situación de desempleo muy recientemente (8)</text:p>
      <text:p text:style-name="P1">- Tiene una expectativa real de trabajo (esperando que la llamen) (9)</text:p>
      <text:p text:style-name="P1">- Sus familiares piensan que no es necesario que trabaje (10</text:p>
      <text:p text:style-name="P1">- Otra (¿cuál?) (11)</text:p>
      <text:p text:style-name="P1"/>
      <text:p text:style-name="P1">D1aa Más concretamente, dígame si el motivo de no buscar empleo es alguno de los siguientes: </text:p>
      <text:p text:style-name="P1">- Porque no hay servicios adecuados para el cuidado de hijos/as o son demasiado costosos (1)</text:p>
      <text:p text:style-name="P1">- Porque no hay servicios adecuados para el cuidado de personas dependientes o son demasiado costosos (2)</text:p>
      <text:p text:style-name="P1">- Los dos anteriores (3)</text:p>
      <text:p text:style-name="P1">- Ninguno de ellos (4) </text:p>
      <text:p text:style-name="P1"/>
      <text:p text:style-name="P1">J10a.- ¿Podría decirme en qué medida se siente Ud. necesario para que su familia más próxima pueda conciliar la vida laboral, familiar y personal? Para responder utilice una escala de 0 a 10 donde el 0 significa que está “completamente innecesario/a” y el 10 que está “completamente necesario/a”</text:p>
      <text:p text:style-name="P1"/>
      <text:p text:style-name="P1">S1.- ¿Cuál es su sexo?</text:p>
      <text:p text:style-name="P1">- Hombre (1)</text:p>
      <text:p text:style-name="P1">- Mujer (2)</text:p>
      <text:p text:style-name="P1"/>
      <text:p text:style-name="P1">S2.- ¿Podría indicarme cuál es su edad?</text:p>
      <text:p text:style-name="P1">(Quizás lo mejor es un desplegable desde los 18 hasta los 99 o cuadro de texto para escribir dos caracteres)</text:p>
      <text:p text:style-name="P1"/>
      <text:p text:style-name="P1">S3.- <text:s/>¿Cúal es su estado civil? </text:p>
      <text:p text:style-name="P1">- Soltero/a (1)</text:p>
      <text:p text:style-name="P1">- Casado/a (2)</text:p>
      <text:p text:style-name="P1">- Conviviendo en pareja (3)</text:p>
      <text:p text:style-name="P1">- Divorciado/a o separado/a (4)</text:p>
      <text:p text:style-name="P1">- Viudo/a (5)</text:p>
      <text:p text:style-name="P1">- Otros (6)</text:p>
      <text:p text:style-name="P1"/>
      <text:p text:style-name="P1">S4.- <text:s/>¿Podría indicarme <text:s/>el nº de personas que residen en su hogar contando con Ud.?</text:p>
      <text:p text:style-name="P1">(Se abre un cuadro desplegable desde 0 hasta <text:s/>20)</text:p>
      <text:p text:style-name="P1"/>
      <text:p text:style-name="P1">S5.- ¿Cuántos/as hijos/as tiene a su cargo?</text:p>
      <text:p text:style-name="P1">(Se abre un cuadro desplegable desde 0 hasta <text:s/>9 o más)</text:p>
      <text:p text:style-name="P1"/>
      <text:p text:style-name="P1">S6.- ¿Cuántas personas dependientes tiene usted a su cargo? (no puede valerse por sí misma y necesita asistencia de alguien o de algo)</text:p>
      <text:p text:style-name="P1">(Se abre un cuadro desplegable desde 0 hasta <text:s/>9 o más)</text:p>
      <text:p text:style-name="P1"/>
      <text:p text:style-name="P1">S7.- ¿Podría indicarme qué nivel de estudios terminados tiene Ud.? </text:p>
      <text:p text:style-name="P1">- Sin estudios reglados (1) </text:p>
      <text:p text:style-name="P1">- Bachiller Elemental, EGB, ESO completa (Graduado escolar) (2)</text:p>
      <text:p text:style-name="P1">- Bachiller superior, BUP, Bachiller LOGSE, COU, PREU (3)</text:p>
      <text:p text:style-name="P1">- FPI, FP grado medio, Oficialía Industrial o equivalente (4)</text:p>
      <text:p text:style-name="P1">- FPII, FP superior, Maestría industrial o equivalente, (5)</text:p>
      <text:p text:style-name="P1"><text:soft-page-break/>- Diplomatura, Ingeniería Técnica, 3 cursos aprobados de Licenciatura, Ingeniería o Arquitectura<text:tab/>(6)</text:p>
      <text:p text:style-name="P1">- Grado, Licenciatura, Arquitectura, Ingeniería o equivalente<text:tab/>(7)</text:p>
      <text:p text:style-name="P1">- Estudios de Grado, Master Univ. Oficiales y Doctorado (8)</text:p>
      <text:p text:style-name="P1"/>
      <text:p text:style-name="P1">S8.-, ¿Le importaría decirme cuál es su nacionalidad?</text:p>
      <text:p text:style-name="P1">- Española (1)</text:p>
      <text:p text:style-name="P1">- Otra (2) (¿cuál?)</text:p>
      <text:p text:style-name="P1"/>
      <text:p text:style-name="P1">S9.- Podría decirme, por último, ¿Cuáles son los ingresos netos que entran en su hogar al mes por todos los conceptos? (Es decir, incluyendo lo que aportan todos los miembros del hogar)</text:p>
      <text:p text:style-name="P1">- Menos de 300 € (1)</text:p>
      <text:p text:style-name="P1">- Entre 301 y <text:s/>600 € (2)</text:p>
      <text:p text:style-name="P1">- Entre 601 y <text:s/>900 € (3)</text:p>
      <text:p text:style-name="P1">- Entre 901 y 1200 € (4)</text:p>
      <text:p text:style-name="P1">- Entre 1201 y 1500 € (5) </text:p>
      <text:p text:style-name="P1">- Entre 1501 y 2000 € (6)</text:p>
      <text:p text:style-name="P1">- Entre 2001 y 2500 € (7)</text:p>
      <text:p text:style-name="P1">- Más de 2500 € (8)</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3T09:09:36.713000000</meta:creation-date>
    <meta:editing-duration>P2DT20H4M35S</meta:editing-duration>
    <meta:editing-cycles>6</meta:editing-cycles>
    <meta:generator>LibreOffice/5.0.4.2$Windows_x86 LibreOffice_project/2b9802c1994aa0b7dc6079e128979269cf95bc78</meta:generator>
    <dc:date>2017-07-22T21:06:30.625000000</dc:date>
    <meta:document-statistic meta:table-count="0" meta:image-count="0" meta:object-count="0" meta:page-count="5" meta:paragraph-count="155" meta:word-count="1739" meta:character-count="10085" meta:non-whitespace-character-count="8436"/>
  </office:meta>
</office:document-meta>
</file>